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1c97cd"/>
    </style:style>
    <style:style style:name="gr2" style:family="graphic" style:parent-style-name="standard">
      <style:graphic-properties draw:stroke="none" svg:stroke-width="0cm" draw:fill-color="#add6e7"/>
    </style:style>
    <style:style style:name="gr3" style:family="graphic" style:parent-style-name="standard">
      <style:graphic-properties draw:stroke="none" svg:stroke-width="0cm" draw:fill-color="#076086"/>
    </style:style>
    <style:style style:name="gr4" style:family="graphic" style:parent-style-name="standard">
      <style:graphic-properties draw:stroke="none" svg:stroke-width="0cm" draw:fill-color="#3cafe4"/>
    </style:style>
    <style:style style:name="gr5" style:family="graphic" style:parent-style-name="standard">
      <style:graphic-properties draw:stroke="none" svg:stroke-width="0cm" draw:fill-color="#000000"/>
    </style:style>
    <style:style style:name="gr6" style:family="graphic" style:parent-style-name="standard">
      <style:graphic-properties draw:stroke="none" svg:stroke-width="0cm" draw:fill-color="#ffffff"/>
    </style:style>
  </office:automatic-styles>
  <office:body>
    <office:drawing>
      <draw:page draw:name="page1" draw:style-name="dp1" draw:master-page-name="Default">
        <draw:g>
          <draw:glue-point draw:id="4" svg:x="-2.674cm" svg:y="-5cm"/>
          <draw:glue-point draw:id="5" svg:x="5cm" svg:y="-5cm"/>
          <draw:glue-point draw:id="6" svg:x="1.164cm" svg:y="-5cm"/>
          <draw:glue-point draw:id="7" svg:x="-1.723cm" svg:y="-5cm"/>
          <draw:glue-point draw:id="8" svg:x="-5cm" svg:y="5cm"/>
          <draw:glue-point draw:id="9" svg:x="2.685cm" svg:y="5cm"/>
          <draw:glue-point draw:id="10" svg:x="-1.158cm" svg:y="5cm"/>
          <draw:glue-point draw:id="11" svg:x="-5cm" svg:y="0.4cm"/>
          <draw:glue-point draw:id="12" svg:x="-5cm" svg:y="2.702cm"/>
          <draw:glue-point draw:id="13" svg:x="5cm" svg:y="-0.42cm"/>
          <draw:glue-point draw:id="14" svg:x="5cm" svg:y="-2.71cm"/>
          <draw:glue-point draw:id="15" svg:x="-0.155cm" svg:y="-0.457cm"/>
          <draw:polygon draw:style-name="gr1" draw:layer="layout" svg:width="3.529cm" svg:height="0.887cm" svg:x="0.017cm" svg:y="1.096cm" svg:viewBox="0 0 3530 888" draw:points="0,0 0,888 3530,888 3530,0">
            <text:p/>
          </draw:polygon>
          <draw:polygon draw:style-name="gr2" draw:layer="layout" svg:width="0.033cm" svg:height="0.904cm" svg:x="0cm" svg:y="1.096cm" svg:viewBox="0 0 34 905" draw:points="17,905 34,887 34,0 0,0 0,887">
            <text:p/>
          </draw:polygon>
          <draw:polygon draw:style-name="gr2" draw:layer="layout" svg:width="3.546cm" svg:height="0.034cm" svg:x="0.017cm" svg:y="1.966cm" svg:viewBox="0 0 3547 35" draw:points="3547,17 3529,0 0,0 0,35 3529,35">
            <text:p/>
          </draw:polygon>
          <draw:polygon draw:style-name="gr2" draw:layer="layout" svg:width="0.035cm" svg:height="0.903cm" svg:x="3.529cm" svg:y="1.08cm" svg:viewBox="0 0 36 904" draw:points="17,0 0,16 0,904 36,904 36,16">
            <text:p/>
          </draw:polygon>
          <draw:polygon draw:style-name="gr2" draw:layer="layout" svg:width="3.546cm" svg:height="0.034cm" svg:x="0cm" svg:y="1.08cm" svg:viewBox="0 0 3547 35" draw:points="0,17 17,35 3547,35 3547,0 17,0">
            <text:p/>
          </draw:polygon>
          <draw:polygon draw:style-name="gr3" draw:layer="layout" svg:width="1.074cm" svg:height="1.966cm" svg:x="3.546cm" svg:y="0.017cm" svg:viewBox="0 0 1075 1967" draw:points="0,1080 1075,0 1075,887 0,1967">
            <text:p/>
          </draw:polygon>
          <draw:polygon draw:style-name="gr2" draw:layer="layout" svg:width="1.103cm" svg:height="1.104cm" svg:x="3.533cm" svg:y="0.005cm" svg:viewBox="0 0 1104 1105" draw:points="1104,11 1076,0 0,1080 24,1105 1099,23">
            <text:p/>
          </draw:polygon>
          <draw:polygon draw:style-name="gr2" draw:layer="layout" svg:width="0.033cm" svg:height="0.899cm" svg:x="4.603cm" svg:y="0.017cm" svg:viewBox="0 0 34 900" draw:points="29,900 34,888 34,0 0,0 0,888">
            <text:p/>
          </draw:polygon>
          <draw:polygon draw:style-name="gr2" draw:layer="layout" svg:width="1.104cm" svg:height="1.103cm" svg:x="3.529cm" svg:y="0.893cm" svg:viewBox="0 0 1105 1104" draw:points="0,1091 29,1104 1105,23 1081,0 4,1080">
            <text:p/>
          </draw:polygon>
          <draw:polygon draw:style-name="gr2" draw:layer="layout" svg:width="0.035cm" svg:height="0.898cm" svg:x="3.529cm" svg:y="1.085cm" svg:viewBox="0 0 36 899" draw:points="4,0 0,11 0,899 36,899 36,11">
            <text:p/>
          </draw:polygon>
          <draw:polygon draw:style-name="gr4" draw:layer="layout" svg:width="4.603cm" svg:height="1.08cm" svg:x="0.017cm" svg:y="0.017cm" svg:viewBox="0 0 4604 1081" draw:points="3529,1081 4604,0 1074,0 0,1081">
            <text:p/>
          </draw:polygon>
          <draw:polygon draw:style-name="gr2" draw:layer="layout" svg:width="1.099cm" svg:height="1.109cm" svg:x="3.533cm" svg:y="0cm" svg:viewBox="0 0 1100 1110" draw:points="1087,0 1076,4 0,1085 24,1110 1100,27">
            <text:p/>
          </draw:polygon>
          <draw:polygon draw:style-name="gr2" draw:layer="layout" svg:width="3.542cm" svg:height="0.034cm" svg:x="1.078cm" svg:y="0cm" svg:viewBox="0 0 3543 35" draw:points="0,4 12,35 3543,35 3543,0 12,0">
            <text:p/>
          </draw:polygon>
          <draw:polygon draw:style-name="gr2" draw:layer="layout" svg:width="1.097cm" svg:height="1.109cm" svg:x="0.005cm" svg:y="0.005cm" svg:viewBox="0 0 1098 1110" draw:points="11,1110 22,1105 1098,23 1073,0 0,1081">
            <text:p/>
          </draw:polygon>
          <draw:polygon draw:style-name="gr2" draw:layer="layout" svg:width="3.541cm" svg:height="0.034cm" svg:x="0.017cm" svg:y="1.08cm" svg:viewBox="0 0 3542 35" draw:points="3542,30 3529,0 0,0 0,35 3529,35">
            <text:p/>
          </draw:polygon>
          <draw:polygon draw:style-name="gr5" draw:layer="layout" svg:width="0.812cm" svg:height="0.334cm" svg:x="0.394cm" svg:y="1.436cm" svg:viewBox="0 0 813 335" draw:points="813,335 0,335 0,0 813,0">
            <text:p/>
          </draw:polygon>
          <draw:polygon draw:style-name="gr5" draw:layer="layout" svg:width="0.811cm" svg:height="0.334cm" svg:x="2.448cm" svg:y="1.436cm" svg:viewBox="0 0 812 335" draw:points="812,335 0,335 0,0 812,0">
            <text:p/>
          </draw:polygon>
          <draw:polygon draw:style-name="gr6" draw:layer="layout" svg:width="0.811cm" svg:height="0.335cm" svg:x="0.38cm" svg:y="1.422cm" svg:viewBox="0 0 812 336" draw:points="812,336 0,336 0,0 812,0">
            <text:p/>
          </draw:polygon>
          <draw:polygon draw:style-name="gr6" draw:layer="layout" svg:width="0.81cm" svg:height="0.335cm" svg:x="2.434cm" svg:y="1.422cm" svg:viewBox="0 0 811 336" draw:points="811,336 0,336 0,0 811,0">
            <text:p/>
          </draw:polygon>
          <draw:polygon draw:style-name="gr5" draw:layer="layout" svg:width="0.889cm" svg:height="0.479cm" svg:x="1.319cm" svg:y="0.05cm" svg:viewBox="0 0 890 480" draw:points="814,229 890,480 378,415 522,362 0,77 200,0 697,270">
            <text:p/>
          </draw:polygon>
          <draw:polygon draw:style-name="gr5" draw:layer="layout" svg:width="0.981cm" svg:height="0.461cm" svg:x="2.298cm" svg:y="0.562cm" svg:viewBox="0 0 982 462" draw:points="86,240 0,0 506,65 414,110 982,377 771,462 210,183">
            <text:p/>
          </draw:polygon>
          <draw:polygon draw:style-name="gr5" draw:layer="layout" svg:width="1.564cm" svg:height="0.464cm" svg:x="2.444cm" svg:y="0.079cm" svg:viewBox="0 0 1565 465" draw:points="1005,0 1565,42 1493,264 1374,194 224,465 0,345 1155,82">
            <text:p/>
          </draw:polygon>
          <draw:polygon draw:style-name="gr5" draw:layer="layout" svg:width="1.575cm" svg:height="0.472cm" svg:x="0.501cm" svg:y="0.547cm" svg:viewBox="0 0 1576 473" draw:points="517,473 0,389 61,158 189,239 1355,0 1576,125 386,377">
            <text:p/>
          </draw:polygon>
          <draw:polygon draw:style-name="gr6" draw:layer="layout" svg:width="0.89cm" svg:height="0.479cm" svg:x="1.335cm" svg:y="0.068cm" svg:viewBox="0 0 891 480" draw:points="815,230 891,480 380,416 522,363 0,77 201,0 698,270">
            <text:p/>
          </draw:polygon>
          <draw:polygon draw:style-name="gr6" draw:layer="layout" svg:width="0.981cm" svg:height="0.461cm" svg:x="2.315cm" svg:y="0.58cm" svg:viewBox="0 0 982 462" draw:points="85,240 0,0 506,66 414,110 982,378 772,462 211,183">
            <text:p/>
          </draw:polygon>
          <draw:polygon draw:style-name="gr6" draw:layer="layout" svg:width="1.563cm" svg:height="0.464cm" svg:x="2.461cm" svg:y="0.098cm" svg:viewBox="0 0 1564 465" draw:points="1005,0 1564,42 1491,265 1373,194 223,465 0,344 1155,81">
            <text:p/>
          </draw:polygon>
          <draw:polygon draw:style-name="gr6" draw:layer="layout" svg:width="1.577cm" svg:height="0.473cm" svg:x="0.517cm" svg:y="0.565cm" svg:viewBox="0 0 1578 474" draw:points="517,474 0,390 62,158 191,238 1355,0 1578,125 387,37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BBSM</dc:title>
    <meta:creation-date>2011-02-07T16:38:13</meta:creation-date>
    <meta:editing-duration>P0D</meta:editing-duration>
    <meta:editing-cycles>1</meta:editing-cycles>
    <meta:document-statistic meta:object-count="28"/>
    <meta:generator>OpenOffice.org/3.3$Linux OpenOffice.org_project/330m20$Build-9567</meta:generator>
  </office:meta>
</office:document-meta>
</file>